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cade" officeooo:paragraph-rsid="001dcade"/>
    </style:style>
    <style:style style:name="P2" style:family="paragraph" style:parent-style-name="Standard">
      <style:text-properties officeooo:rsid="001efe12" officeooo:paragraph-rsid="001efe12"/>
    </style:style>
    <style:style style:name="P3" style:family="paragraph" style:parent-style-name="Standard">
      <style:text-properties officeooo:rsid="002047dc" officeooo:paragraph-rsid="001efe12"/>
    </style:style>
    <style:style style:name="P4" style:family="paragraph" style:parent-style-name="Standard">
      <style:text-properties officeooo:rsid="002076a4" officeooo:paragraph-rsid="002076a4"/>
    </style:style>
    <style:style style:name="T1" style:family="text">
      <style:text-properties officeooo:rsid="002076a4"/>
    </style:style>
    <style:style style:name="T2" style:family="text">
      <style:text-properties officeooo:rsid="00211e09"/>
    </style:style>
    <style:style style:name="T3" style:family="text">
      <style:text-properties officeooo:rsid="0023ba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ancisco Fierro</text:p>
      <text:p text:style-name="P1"><text:a xlink:type="simple" xlink:href="mailto:f.a.fierrojr@gmail.com" text:style-name="Internet_20_link" text:visited-style-name="Visited_20_Internet_20_Link">f.a.fierrojr@gmail.com</text:a></text:p>
      <text:p text:style-name="P1">CECS 326 MW 5pm</text:p>
      <text:p text:style-name="P1">9/12/2017</text:p>
      <text:p text:style-name="P1"/>
      <text:p text:style-name="P1">Assignment 2</text:p>
      <text:p text:style-name="P2">I ran the given rogue program in the background. I then ran the “top” command in the same terminal window. I could not find the rogue program in its output. In another terminal window, I ran “ps aux” and located the rogue program. <text:span text:style-name="T3">The owner, PID, memory consumption, and process state </text:span>read as follows:</text:p>
      <text:p text:style-name="P2"/>
      <text:p text:style-name="P2">USER <text:s text:c="2"/>PID <text:s text:c="2"/>RSS STAT</text:p>
      <text:p text:style-name="P2">frank <text:s text:c="4"/>3687 <text:s/>656 <text:s text:c="4"/>S</text:p>
      <text:p text:style-name="P3"/>
      <text:p text:style-name="P4">Finally, I killed the program and confirmed it’s termination by running “ps aux” once <text:span text:style-name="T2">mo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8:28:22.271001614</meta:creation-date>
    <dc:date>2017-09-14T08:47:25.282715470</dc:date>
    <meta:editing-duration>PT2M28S</meta:editing-duration>
    <meta:editing-cycles>1</meta:editing-cycles>
    <meta:document-statistic meta:table-count="0" meta:image-count="0" meta:object-count="0" meta:page-count="1" meta:paragraph-count="9" meta:word-count="87" meta:character-count="512" meta:non-whitespace-character-count="421"/>
    <meta:generator>LibreOffice/5.1.6.2$Linux_X86_64 LibreOffice_project/10m0$Build-2</meta:generator>
  </office:meta>
</office:document-meta>
</file>